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2200000010D702899ED.eps"/>
  <manifest:file-entry manifest:media-type="" manifest:full-path="Pictures/20000002000001E800000102A2D115FE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pitch="fixed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and Basestation Network</text:p>
          </draw:text-box>
        </draw:frame>
        <draw:frame draw:style-name="gr4" draw:text-style-name="P1" draw:layer="layout" svg:width="25.684cm" svg:height="12.7cm" svg:x="1.13cm" svg:y="4.445cm">
          <draw:image xlink:href="Pictures/20000002000002200000010D702899E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static IP</text:p>
              </text:list-item>
            </text:list>
            <text:list text:continue-numbering="true" text:style-name="L2">
              <text:list-item>
                <text:list>
                  <text:list-item>
                    <text:p>Either assign directly or DHCP server must assign consistently</text:p>
                  </text:list-item>
                </text:list>
              </text:list-item>
            </text:list>
            <text:list text:continue-numbering="true" text:style-name="L2">
              <text:list-item>
                <text:p>On VPN port (default: 1194) basestation must be visible both wired and wirelessly at same IP addr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draw:style-name="gr4" draw:text-style-name="P1" draw:layer="layout" svg:width="22.02cm" svg:height="11.641cm" svg:x="1.905cm" svg:y="4.869cm">
          <draw:image xlink:href="Pictures/20000002000001E800000102A2D115FE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host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If you use DHCP: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-brand” command:<text:line-break/><text:line-break/><text:span text:style-name="T3">$ sudo robot-brand &lt;ROBOT-NAME&gt; &lt;C1-NAME&gt; &lt;C2-NAME&gt; &lt;SUBNET&gt; [&lt;IP&gt;]</text:span><text:span text:style-name="T3"><text:line-break/></text:span><text:span text:style-name="T3">$ sudo robot-brand green green1 green2 10.68.1.0</text:span><text:span text:style-name="T3"><text:line-break/></text:span><text:span text:style-name="T3">$ sudo robot-brand green green1 green2 10.68.1.0 192.168.1.100</text:span><text:span text:style-name="T3"><text:line-break/></text:span><text:span text:style-name="T3"/></text:p>
              </text:list-header>
            </text:list>
            <text:list text:continue-numbering="true" text:style-name="L2">
              <text:list-item>
                <text:list>
                  <text:list-item>
                    <text:p>c1 and c2 will end up named green1 and green2, but the c1 and c2 hostnames will continue to work internally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static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-forward.conf:<text:line-break/><text:line-break/><text:span text:style-name="T3">&lt;C1-NAME&gt; 10.68.1.1 &lt;ROBOT-IP1&gt;</text:span><text:span text:style-name="T3"><text:line-break/></text:span><text:span text:style-name="T3">&lt;C2-NAME&gt; 10.68.1.2 &lt;ROBOT-IP2&gt;</text:span><text:span text:style-name="T3"><text:line-break/></text:span><text:span text:style-name="T3"><text:line-break/></text:span><text:span text:style-name="T3">green1 <text:s/>10.68.1.1 <text:s/>192.168.1.101 <text:s/># Static IP setup</text:span><text:span text:style-name="T3"><text:line-break/></text:span><text:span text:style-name="T3">green2 <text:s/>10.68.1.2 <text:s/>192.168.1.102 <text:s/># Static IP setup</text:span><text:span text:style-name="T3"><text:line-break/></text:span><text:span text:style-name="T3"><text:line-break/></text:span><text:span text:style-name="T3">red1 <text:s text:c="3"/>10.68.1.1 <text:s/>dhcp <text:s text:c="10"/># dhcp setup</text:span><text:span text:style-name="T3"><text:line-break/></text:span><text:span text:style-name="T3">red2 <text:s text:c="3"/>10.68.1.2 <text:s/>dhcp <text:s text:c="10"/># dhcp setup</text:span></text:p>
              </text:list-item>
              <text:list-item>
                <text:p><text:s/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<text:span text:style-name="T4">$sudo robot-forward sta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don't want to forward traffic to the robot, you will need to allow users onto the robot VPN network</text:span></text:p>
                <text:p><text:span text:style-name="T5"/></text:p>
              </text:list-item>
              <text:list-item>
                <text:p><text:span text:style-name="T5">Run:</text:span><text:span text:style-name="T5"><text:line-break/></text:span><text:span text:style-name="T6">$sudo /etc/openvpn/gen_user_key &lt;NAME&gt;</text:span></text:p>
                <text:p><text:span text:style-name="T6"/></text:p>
              </text:list-item>
              <text:list-item>
                <text:p><text:span text:style-name="T5">This will create a file: /etc/openvpn/&lt;NAME&gt;.tgz</text:span></text:p>
                <text:p><text:span text:style-name="T5"/></text:p>
              </text:list-item>
              <text:list-item>
                <text:p><text:span text:style-name="T5">If a user has openvpn set up on their computer, they should be able to untar this file in their openvpn directory and start openvpn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bugging Network Proble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&lt;Will fill in this section as we practice setting up basestations/robots and run into problems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To to: <text:a xlink:href="http://10.68.0.91/">http://10.68.0.91</text:a> (or http://10.68.0.92)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t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Once per day, a cron-job on the basestation will pull the contents from the robot: “/hwlog” directory via rsync</text:span></text:p>
              </text:list-item>
              <text:list-item>
                <text:p><text:span text:style-name="T7">It will then attempt to send these log-files back to WG for processing</text:span></text:p>
              </text:list-item>
              <text:list-item>
                <text:p><text:span text:style-name="T7">If your basestation does not have network access, you will be responsible for doing this step manually.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7">Copy the scripts in: /home/prdata/hwlog-scripts to a machine with internet access</text:span></text:p>
                  </text:list-item>
                  <text:list-item>
                    <text:p><text:span text:style-name="T7">Copy all of the bagfiles to a machine with internet access</text:span></text:p>
                  </text:list-item>
                  <text:list-item>
                    <text:p><text:span text:style-name="T7">Run send.py:</text:span><text:span text:style-name="T7"><text:line-break/></text:span><text:span text:style-name="T8">$sudo ./send.py &lt;ROBOT_ID&gt; /path/to/bag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thing covered here should be mentioned in the PR2 Manual</text:span></text:p>
              </text:list-item>
              <text:list-item>
                <text:p><text:span text:style-name="T5">The PR2-documentation website contains additional FAQ information</text:span></text:p>
              </text:list-item>
              <text:list-item>
                <text:p><text:span text:style-name="T5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6H44M04S</meta:editing-duration>
    <meta:editing-cycles>32</meta:editing-cycles>
    <meta:generator>OpenOffice.org/3.1$Unix OpenOffice.org_project/310m19$Build-9420</meta:generator>
    <meta:initial-creator>Jeremy Leibs</meta:initial-creator>
    <dc:date>2010-04-29T15:19:40</dc:date>
    <dc:creator>Jeremy Leibs</dc:creator>
    <meta:document-statistic meta:object-count="117"/>
    <meta:template xlink:type="simple" xlink:actuate="onRequest" xlink:title="tutorialtemplate" xlink:href="../tutorialtemplate.otp" meta:date="2010-03-16T09:08:13"/>
  </office:meta>
</office:document-meta>
</file>